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9cfbe" style:font-style-asian="normal" style:font-weight-asian="normal" style:font-style-complex="normal" style:font-weight-complex="normal"/>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officeooo:rsid="00234e0d" style:font-weight-asian="bold" style:font-weight-complex="bold"/>
    </style:style>
    <style:style style:name="T26" style:family="text">
      <style:text-properties fo:font-weight="bold" officeooo:rsid="0025f297" style:font-weight-asian="bold" style:font-weight-complex="bold"/>
    </style:style>
    <style:style style:name="T27" style:family="text">
      <style:text-properties fo:font-weight="bold" officeooo:rsid="00277dc4"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normal" style:text-underline-style="none" style:font-style-asian="normal" style:font-style-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style:use-window-font-color="true" fo:font-weight="normal" style:font-weight-asian="normal" style:font-weight-complex="normal"/>
    </style:style>
    <style:style style:name="T52" style:family="text">
      <style:text-properties style:use-window-font-color="true" fo:font-size="12pt" fo:language="en" fo:country="US" fo:font-style="normal" style:font-size-asian="12pt" style:font-style-asian="normal" style:font-size-complex="12pt" style:font-style-complex="normal"/>
    </style:style>
    <style:style style:name="T53" style:family="text">
      <style:text-properties style:use-window-font-color="true" fo:font-size="12pt" fo:language="en" fo:country="US" style:font-size-asian="12pt" style:font-size-complex="12pt"/>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language="fr" fo:country="FR"/>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loext:char-shading-value="0" style:font-style-asian="normal" style:font-weight-asian="normal" style:font-style-complex="normal" style:font-weight-complex="normal"/>
    </style:style>
    <style:style style:name="T60" style:family="text">
      <style:text-properties fo:font-style="normal" style:text-underline-style="none" style:font-style-asian="normal" style:font-style-complex="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fo:font-size="10pt" style:font-size-asian="10pt" style:font-size-complex="10pt"/>
    </style:style>
    <style:style style:name="T80" style:family="text">
      <style:text-properties fo:font-size="8pt" style:font-size-asian="8pt" style:font-size-complex="8pt"/>
    </style:style>
    <style:style style:name="T81" style:family="text">
      <style:text-properties officeooo:rsid="001f29d3"/>
    </style:style>
    <style:style style:name="T82" style:family="text">
      <style:text-properties officeooo:rsid="0021537b"/>
    </style:style>
    <style:style style:name="T83" style:family="text">
      <style:text-properties officeooo:rsid="002297a1"/>
    </style:style>
    <style:style style:name="T84" style:family="text">
      <style:text-properties officeooo:rsid="00234e0d"/>
    </style:style>
    <style:style style:name="T85" style:family="text">
      <style:text-properties officeooo:rsid="0025f29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53"/>
      <text:h text:style-name="P15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0">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61">Дайсон.</text:span></text:p>
      <text:p text:style-name="P78"><text:span text:style-name="T8">– </text:span><text:span text:style-name="T61">Сколько тебе лет?</text:span></text:p>
      <text:p text:style-name="P78"><text:span text:style-name="T8">– </text:span><text:span text:style-name="T61">Два года с начала запуска кластера.</text:span></text:p>
      <text:p text:style-name="P78"><text:soft-page-break/><text:span text:style-name="T8">– </text:span><text:span text:style-name="T61">Какой сейчас год?</text:span></text:p>
      <text:p text:style-name="P78"><text:span text:style-name="T8">– </text:span><text:span text:style-name="T51">20</text:span><text:span text:style-name="T37">19</text:span><text:span text:style-name="T61">-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61">,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4">–</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0">тридцатичетырёх</text:span><text:span text:style-name="T29">этажного </text:span><text:span text:style-name="T30">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0">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9">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9"> </text:span><text:span text:style-name="T30">Юджина</text:span><text:span text:style-name="T1">,</text:span> <text:span text:style-name="T30">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9">Тридцать чет</text:span><text:span text:style-name="T30">ыре</text:span><text:span text:style-name="T29">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0"/>
      <text:p text:style-name="P1"><text:span text:style-name="T34">Сознание рестартовало после того, как я гребанулся </text:span><text:span text:style-name="T54">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4">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а с резко очерчеными скулами в ореоле </text:span><text:soft-page-break/><text:span text:style-name="T54">живого переливающегося сияния, огромные глаза на треть морды, </text:span><text:span text:style-name="T2">грациозные</text:span><text:span text:style-name="T54"> настороженные уши, нежный 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text:span><text:span text:style-name="T18">—</text:span><text:span text:style-name="T54">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text:s/>Да и не должно быть —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9">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9">,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3"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7702937307262409683" text:style-name="L1">
        <text:list-item>
          <text:p text:style-name="P151"><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8"> – </text:span><text:span text:style-name="T35">2135</text:span><text:span text:style-name="T48"> A.C.</text:span><text:span text:style-name="T30">»</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4">Прижав </text:span>уши к голове, <text:span text:style-name="T64">она дала</text:span> задний ход <text:span text:style-name="T64">и </text:span>выкарабкалась обратно. Окинув библиотеку отчаянным взглядом, <text:span text:style-name="T64">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9">и-и-и</text:span>-<text:span text:style-name="T80">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2">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7">Да хер с ней, с бумажкой! Тумбочка! Поднимаю! Блин, она реально тяжёлая! Но у меня получается, я чувствую это! Она поддаётся! Й-о-о!!! Вот </text:span><text:soft-page-break/><text:span text:style-name="T77">это силища! Ура!!! </text:span><text:span text:style-name="T78">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4">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4">любви</text:span> начинаешь понимать только тогда, когда <text:span text:style-name="T64">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4">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1">—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1">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40">— и приют для престарелых минотавров </text:span><text:span text:style-name="T52">“</text:span><text:span text:style-name="T53">Поле Кровожадной Брани</text:span><text:span text:style-name="T52">”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7">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0">—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4">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1">жаровни</text:span><text:span text:style-name="T40"> и фонтанчик</text:span><text:span text:style-name="T31">а</text:span><text:span text:style-name="T40">.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1">«</text:span>сказочной обезьяне из Вечнодикого леса<text:span text:style-name="T31">»</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text:span><text:soft-page-break/><text:span text:style-name="T31">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4">– </text:span>“<text:span text:style-name="T1">Что я могу сделать, чтобы вернуть всё назад?</text:span>”</text:p>
      <text:p text:style-name="P16"><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4">– </text:span><text:span text:style-name="T31">Что бы это значило, Флёр?</text:span></text:p>
      <text:p text:style-name="P16"><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61">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6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4">Аликорница</text:span> и так выглядела неважно.</text:p>
      <text:p text:style-name="P36"/>
      <text:p text:style-name="P36">Поза <text:span text:style-name="T64">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4">и </text:span>у грифонов, <text:span text:style-name="T64">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4">М</text:span>еняет <text:span text:style-name="T64">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4">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7">.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7">– </text:span><text:span text:style-name="T4">История Понивилля начинается с того благословенного дня, когда принцесса Селестия подарила семейству Эппл </text:span><text:span text:style-name="T57">— </text:span><text:span text:style-name="T4">тогда, правда, это ещё были Смиты </text:span><text:span text:style-name="T57">—</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7">—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0">–</text:span><text:span text:style-name="T31">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40">Я </text:span><text:span text:style-name="T31">присел на лавочку</text:span><text:span text:style-name="T40">. </text:span><text:span text:style-name="T31">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61">...</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31">– Ну что же…</text:span><text:span text:style-name="T40"> Почту за честь работать </text:span><text:span text:style-name="T31">под твоим руководством, Анон</text:span><text:span text:style-name="T40">. Погоди немного, я </text:span><text:span text:style-name="T31">приведу себя в порядок</text:span><text:span text:style-name="T40"> и расскажу тебе, насколько далеко смогла продвинуться. Быть может… </text:span><text:span text:style-name="T31">–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61">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7">ведь </text:span><text:span text:style-name="T43">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9">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9"> </text:span><text:span text:style-name="T38">Видения этих городов</text:span><text:span text:style-name="T49"> дрожали, <text:s/>пересекались </text:span><text:span text:style-name="T38">и постоянно множились</text:span><text:span text:style-name="T49">.</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61">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3">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7">—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4">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40">—</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40">– Я </text:span><text:span text:style-name="T44">всегда буду оставаться в тени, </text:span><text:span text:style-name="T40">– </text:span><text:span text:style-name="T44">хлюпала книгое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7">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30">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30">—</text:span><text:span text:style-name="T1"> к счастью, силы заклинания не хватило. Для того, чтобы я смог подойти вплотную</text:span><text:span text:style-name="T31">,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30">—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31">«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1">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1">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61">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61">эт правда?</text:span></text:p>
      <text:p text:style-name="P48"><text:span text:style-name="T16">– </text:span><text:span text:style-name="T61">Какая из? Их много, вообще-то. Ик!</text:span></text:p>
      <text:p text:style-name="P48"><text:span text:style-name="T16">– </text:span><text:span text:style-name="T61">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61">он-нон, </text:span><text:span text:style-name="T16">– </text:span><text:span text:style-name="T61">захихикала Пинки, взъерошив копытами розовые кудряшки и попытавшись соорудить из них бороду, </text:span><text:span text:style-name="T16">–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61">Ты что-о-о! Нельзя любить фаэри! Она похитит твоё сердце, и ты будешь искать её, пока не… </text:span><text:span text:style-name="T16">– </text:span><text:span text:style-name="T61">Пинки погрузилась мордочкой в так и не съеденный салат «по-кантерлотски» и захрапела.</text:span></text:p>
      <text:p text:style-name="P48"><text:span text:style-name="T16">– </text:span><text:span text:style-name="T61">Пока не умру?</text:span></text:p>
      <text:p text:style-name="P48"><text:span text:style-name="T16">– </text:span><text:span text:style-name="T61">Нет, глупенький, </text:span><text:span text:style-name="T16">– </text:span><text:span text:style-name="T61">пробулькала Пинки из миски. </text:span><text:span text:style-name="T16">– </text:span><text:span text:style-name="T61">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text:soft-page-break/>–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днима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text:soft-page-break/></text:p>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3">302 пони</text:span><text:span text:style-name="T24">.</text:span></text:p>
      <text:p text:style-name="P51"><text:span text:style-name="T63">250 пони</text:span><text:span text:style-name="T24">.</text:span></text:p>
      <text:p text:style-name="P51"><text:span text:style-name="T63">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во время этих сеансов «лечения» не расфигачить вдребезги фургончик Трикси, нам его ещё возвращать придётся.</text:p>
      <text:p text:style-name="P62"/>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0">Дружба </text:span><text:span text:style-name="T36">—</text:span><text:span text:style-name="T20"> </text:span><text:span text:style-name="T3">э</text:span><text:span text:style-name="T20">то, </text:span><text:span text:style-name="T65">так её </text:span><text:span text:style-name="T3">разэтак</text:span><text:span text:style-name="T65">,</text:span><text:span text:style-name="T20"> магия!</text:span></text:p>
      <text:p text:style-name="P150"/>
      <text:p text:style-name="Standard"><text:span text:style-name="T20">P.S. Мне тебя не хватает. Сильно.</text:span><text:span text:style-name="T57">»</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text:soft-page-break/>«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text:soft-page-break/>–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3">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3">302 пони</text:span><text:span text:style-name="T24">.</text:span></text:p>
      <text:p text:style-name="P51"><text:span text:style-name="T63">250 пони</text:span><text:span text:style-name="T24">.</text:span></text:p>
      <text:p text:style-name="P51"><text:span text:style-name="T63">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text:soft-page-break/></text:p>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text:span text:style-name="T81">лишь </text:span>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text:span text:style-name="T82">в месте сужения Провала</text:span>, через трещину были перекинуты сбитые наспех мостки.<text:line-break/>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text:span text:style-name="T83">нами</text:span>,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1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54">«</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25">Вести из п</text:span><text:span text:style-name="T24">ровинци</text:span><text:span text:style-name="T25">и</text:span><text:span text:style-name="T24">: </text:span><text:span text:style-name="T25">Груммингтон, Снортинг и <text:s/>Питсвилль накрыло пятно магической деградации.</text:span><text:span text:style-name="T27"> Бригады волонтёров устанавливают предупреждающие знаки и указатели объезда поражённой области…</text:span>». «<text:span text:style-name="T26">Криминальный мир: преступник-</text:span><text:span text:style-name="T24">примат «анонимус» всё ещё на свободе! Награда за поимку возросла до двадцати тысяч!!!</text:span>». «<text:span text:style-name="T24">Казус в Мэйнхэттене: </text:span><text:soft-page-break/><text:span text:style-name="T24">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Дэш,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text:soft-page-break/>–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text:soft-page-break/>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text:soft-page-break/>–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4">И товары</text:span> вовсе<text:span text:style-name="T64"> не </text:span>бесплатные<text:span text:style-name="T64">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oft-page-break/><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4">Я не давал ей повода!</text:span></text:p>
      <text:p text:style-name="P53">– Это не твоё дело! – рявкнул я.</text:p>
      <text:p text:style-name="P53"><text:soft-page-break/>–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но <text:span text:style-name="T64">любили друг друга! И у них </text:span>был<text:span text:style-name="T64"> </text:span>офигенный <text:span text:style-name="T64">секс! </text:span>И это было офигенно круто!<text:span text:style-name="T64">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3">«</text:span>обстоятельство непреодолимой силы<text:span text:style-name="T33">»</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30">Я не могу навязать тебе чувств…</text:span><text:span text:style-name="T23">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oft-page-break/><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4">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4">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oft-page-break/><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soft-page-break/>…</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4">–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6">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oft-page-break/><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Абсолютного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oft-page-break/><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4">–</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62">—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4"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4">–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text:soft-page-break/>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супервизору </text:span><text:span text:style-name="T74">&lt;</text:span><text:span text:style-name="T73">Луна</text:span><text:span text:style-name="T74">&gt;</text:span><text:span text:style-name="T73">.</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text:soft-page-break/></text:p>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soft-page-break/>…</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text:soft-page-break/>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62">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oft-page-break/><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4">трид</text:span><text:span text:style-name="T1">цать лет, если его сменят через </text:span><text:span text:style-name="T64">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4">–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4">задней осью </text:span><text:span text:style-name="T1">на табуретку. Я прилаживал ей новое колесо взамен <text:s/>утраченного. </text:span><text:span text:style-name="T64">Ещ</text:span><text:span text:style-name="T1">ё</text:span><text:span text:style-name="T64"> </text:span><text:span text:style-name="T1">немного, и будет как новенькая! В дворцовом гараже среди кучи хлама таки нашлось лопнувшее колесо, которое </text:span><text:span text:style-name="T64">мне удалось</text:span><text:span text:style-name="T1"> отремонтировать — о</text:span><text:span text:style-name="T64">бучение у</text:span><text:span text:style-name="T1"> Норфа не </text:span><text:span text:style-name="T64">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4">на </text:span><text:span text:style-name="T1">корпус</text:span><text:span text:style-name="T64">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4">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text:soft-page-break/>–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4">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4">о всём мире остались только м</text:span>ы<text:span text:style-name="T64">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text:soft-page-break/>–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4">–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4">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text:soft-page-break/>Мы с Элементами <text:span text:style-name="T64">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4">конвульсивно</text:span> сокращаясь.</text:p>
      <text:p text:style-name="P53">Я принимаю вертикальное положение. Вокруг меня осыпавшиеся замшелые стены без крыши и… Дэш.</text:p>
      <text:p text:style-name="P53"><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4">А ч</text:span>то случилось с кракеном?</text:p>
      <text:p text:style-name="P53">– Он провалился в <text:span text:style-name="T64">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3">—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30">высотки</text:span><text:span text:style-name="T29"> </text:span>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пере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4">Невозможно поверить, но два месяца</text:span><text:span text:style-name="T19"> </text:span><text:span text:style-name="T54">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1">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text:soft-page-break/>–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64">кликнул по ним правой кнопкой </text:span><text:span text:style-name="T1">мыши</text:span><text:span text:style-name="T64"> и </text:span><text:span text:style-name="T1">выбрал</text:span><text:span text:style-name="T64">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9">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9">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9">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soft-page-break/>…</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text:soft-page-break/>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text:soft-page-break/>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text:soft-page-break/></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6">—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3">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3"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text:soft-page-break/>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9">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9">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text:soft-page-break/>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9">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4">А если не </text:span>выдержит<text:span text:style-name="T64">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9">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text:soft-page-break/></text:p>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text:soft-page-break/></text:p>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9">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9">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text:soft-page-break/></text:p>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9">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text:soft-page-break/>–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5">– </text:span><text:span text:style-name="T2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4"/>
      <text:p text:style-name="P102"><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9">.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5">– К сожалению, не </text:span><text:span text:style-name="T50">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5">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5">–</text:span><text:span text:style-name="T29"> На самом деле помочь мне достаточно легко. Видишь ли, залатать дыры конструкции Эквуса можно «наложив» на них правдоподобное </text:span><text:span text:style-name="T45">— иначе говоря, жизнеспособное —</text:span><text:span text:style-name="T29"> объяснение и направив на это объяснение подпитывающую энергию адептов. В мире людей даже есть шуточная награда, учреждённая </text:span><text:span text:style-name="T39">Marvel Comics </text:span><text:span text:style-name="T29">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9">Marvel</text:span><text:span text:style-name="T29">.</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4">,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4"> точнее, дерево схожих миров Эквуса </text:span><text:span text:style-name="T59">—</text:span><text:span text:style-name="T54"> создали брони. Разумеется, стержнем им послужил именно сериал, но каждый фанфик </text:span><text:span text:style-name="T59">—</text:span><text:span text:style-name="T54">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4">– Наконец-то я вижу свет в конце тоннеля! Как это не пришло мне в голову! Ты всё отлично увязал! Всё сходится! Более того </text:span><text:span text:style-name="T59">—</text:span><text:span text:style-name="T54"> Анакорн заговорщически подмигнул мне </text:span><text:span text:style-name="T59">—</text:span><text:span text:style-name="T54">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4">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м Континууме Эквуса</text:span><text:span text:style-name="T54">!</text:span></text:p>
      <text:p text:style-name="P108"/>
      <text:p text:style-name="P108">Я подозрительно посмотрел на Анакорна.</text:p>
      <text:p text:style-name="P108"/>
      <text:p text:style-name="P107"><text:span text:style-name="T18">– </text:span><text:span text:style-name="T54">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4">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9">—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text:soft-page-break/></text:p>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61">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soft-page-break/>~~~</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text:soft-page-break/></text:p>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3">–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oft-page-break/><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text:soft-page-break/></text:p>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27T15:39:47.015593575</dc:date>
    <meta:editing-duration>P159DT1H29M58S</meta:editing-duration>
    <meta:editing-cycles>10073</meta:editing-cycles>
    <meta:generator>LibreOffice/5.1.6.2$Linux_X86_64 LibreOffice_project/10m0$Build-2</meta:generator>
    <meta:printed-by>макс </meta:printed-by>
    <meta:print-date>2017-08-23T21:51:29.95</meta:print-date>
    <meta:document-statistic meta:table-count="0" meta:image-count="0" meta:object-count="0" meta:page-count="261" meta:paragraph-count="4940" meta:word-count="103719" meta:character-count="687674" meta:non-whitespace-character-count="584279"/>
  </office:meta>
</office:document-meta>
</file>